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color="#1c1c1c" style:font-name="Droid Sans" fo:font-size="11pt" style:text-underline-style="none" fo:font-weight="normal" officeooo:rsid="000861f3" officeooo:paragraph-rsid="0006a2e3"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fo:color="#1c1c1c" style:font-name="Droid Sans" fo:font-size="11pt" style:text-underline-style="none" fo:font-weight="normal" officeooo:rsid="00073f92" officeooo:paragraph-rsid="0006a2e3" style:font-size-asian="9.60000038146973pt" style:font-weight-asian="normal" style:font-size-complex="11pt" style:font-weight-complex="normal"/>
    </style:style>
    <style:style style:name="P3" style:family="paragraph" style:parent-style-name="Standard">
      <style:text-properties fo:color="#1c1c1c" style:font-name="Droid Sans" fo:font-size="13pt" style:text-underline-style="solid" style:text-underline-width="auto" style:text-underline-color="font-color" fo:font-weight="normal" officeooo:rsid="0100db9e" officeooo:paragraph-rsid="0006a2e3" style:font-size-asian="13pt" style:font-weight-asian="normal" style:font-size-complex="13pt" style:font-weight-complex="normal"/>
    </style:style>
    <style:style style:name="P4" style:family="paragraph" style:parent-style-name="Standard">
      <style:text-properties style:font-name="Droid Sans" fo:font-size="11pt" officeooo:rsid="001cbcf2" officeooo:paragraph-rsid="000564e8" style:font-size-asian="11pt" style:font-size-complex="11pt"/>
    </style:style>
    <style:style style:name="P5" style:family="paragraph" style:parent-style-name="Standard">
      <style:text-properties style:font-name="Droid Sans" officeooo:rsid="001cbcf2" officeooo:paragraph-rsid="000564e8"/>
    </style:style>
    <style:style style:name="P6" style:family="paragraph" style:parent-style-name="Standard">
      <style:text-properties style:font-name="Droid Sans" officeooo:rsid="001cbcf2" officeooo:paragraph-rsid="0006a2e3"/>
    </style:style>
    <style:style style:name="P7" style:family="paragraph" style:parent-style-name="Standard">
      <style:text-properties style:font-name="Droid Sans" fo:font-size="36pt" fo:font-weight="bold" officeooo:rsid="001cbcf2" officeooo:paragraph-rsid="0006a2e3" style:font-size-asian="36pt" style:font-weight-asian="bold" style:font-size-complex="36pt" style:font-weight-complex="bold"/>
    </style:style>
    <style:style style:name="P8" style:family="paragraph" style:parent-style-name="Standard">
      <style:text-properties style:font-name="Droid Sans" fo:font-size="12pt" fo:font-weight="bold" officeooo:rsid="001cbcf2" officeooo:paragraph-rsid="0006a2e3" style:font-size-asian="10.5pt" style:font-weight-asian="bold" style:font-size-complex="12pt" style:font-weight-complex="bold"/>
    </style:style>
    <style:style style:name="P9" style:family="paragraph" style:parent-style-name="Standard">
      <style:text-properties style:font-name="Droid Sans" fo:font-size="13pt" officeooo:rsid="00fcb532" officeooo:paragraph-rsid="0006a2e3" style:font-size-asian="13pt" style:font-size-complex="13pt"/>
    </style:style>
    <style:style style:name="P10" style:family="paragraph" style:parent-style-name="Standard">
      <style:paragraph-properties fo:break-before="page"/>
      <style:text-properties officeooo:paragraph-rsid="0006a2e3"/>
    </style:style>
    <style:style style:name="P11" style:family="paragraph" style:parent-style-name="Standard">
      <style:paragraph-properties fo:text-align="start" style:justify-single-word="false"/>
      <style:text-properties fo:color="#1c1c1c" style:font-name="Droid Sans" fo:font-size="16pt" style:text-underline-style="none" fo:font-weight="bold" officeooo:rsid="0102c23b" officeooo:paragraph-rsid="00085ac3" style:font-size-asian="14pt" style:font-weight-asian="bold" style:font-size-complex="16pt" style:font-weight-complex="bold"/>
    </style:style>
    <style:style style:name="P12" style:family="paragraph" style:parent-style-name="Standard">
      <style:paragraph-properties fo:text-align="start" style:justify-single-word="false"/>
      <style:text-properties fo:color="#1c1c1c" style:font-name="Droid Sans" fo:font-size="16pt" style:text-underline-style="none" fo:font-weight="bold" officeooo:rsid="000eaa88" officeooo:paragraph-rsid="000eaa88" style:font-size-asian="14pt" style:font-weight-asian="bold" style:font-size-complex="16pt" style:font-weight-complex="bold"/>
    </style:style>
    <style:style style:name="P13" style:family="paragraph" style:parent-style-name="Standard">
      <style:paragraph-properties fo:text-align="start" style:justify-single-word="false"/>
      <style:text-properties fo:color="#1c1c1c" style:font-name="Droid Sans" fo:font-size="16pt" style:text-underline-style="none" fo:font-weight="bold" officeooo:rsid="0019de6f" officeooo:paragraph-rsid="0019de6f" style:font-size-asian="14pt" style:font-weight-asian="bold" style:font-size-complex="16pt" style:font-weight-complex="bold"/>
    </style:style>
    <style:style style:name="P14" style:family="paragraph" style:parent-style-name="Standard">
      <style:paragraph-properties fo:text-align="start" style:justify-single-word="false"/>
      <style:text-properties fo:color="#1c1c1c" style:font-name="Droid Sans" fo:font-size="16pt" style:text-underline-style="none" fo:font-weight="bold" officeooo:rsid="0027c0a9" officeooo:paragraph-rsid="0027c0a9" style:font-size-asian="14pt" style:font-weight-asian="bold" style:font-size-complex="16pt" style:font-weight-complex="bold"/>
    </style:style>
    <style:style style:name="P15" style:family="paragraph" style:parent-style-name="Standard">
      <style:paragraph-properties fo:text-align="start" style:justify-single-word="false"/>
      <style:text-properties fo:color="#1c1c1c" style:font-name="Droid Sans" fo:font-size="11pt" style:text-underline-style="none" fo:font-weight="normal" officeooo:rsid="000861f3" officeooo:paragraph-rsid="0006a2e3" style:font-size-asian="9.60000038146973pt" style:font-weight-asian="normal" style:font-size-complex="11pt" style:font-weight-complex="normal"/>
    </style:style>
    <style:style style:name="P16" style:family="paragraph" style:parent-style-name="Standard" style:list-style-name="L9">
      <style:paragraph-properties fo:text-align="start" style:justify-single-word="false"/>
      <style:text-properties fo:color="#1c1c1c" style:font-name="Droid Sans" fo:font-size="11pt" style:text-underline-style="none" fo:font-weight="normal" officeooo:rsid="000d9957" officeooo:paragraph-rsid="000d9957"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fo:color="#1c1c1c" style:font-name="Droid Sans" fo:font-size="11pt" style:text-underline-style="none" fo:font-weight="normal" officeooo:rsid="000d9957" officeooo:paragraph-rsid="000d9957"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color="#1c1c1c" style:font-name="Droid Sans" fo:font-size="11pt" style:text-underline-style="none" fo:font-weight="normal" officeooo:rsid="000eaa88" officeooo:paragraph-rsid="000eaa88"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fo:color="#1c1c1c" style:font-name="Droid Sans" fo:font-size="11pt" style:text-underline-style="none" fo:font-weight="normal" officeooo:rsid="000eaa88" officeooo:paragraph-rsid="0019de6f"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fo:color="#1c1c1c" style:font-name="Droid Sans" fo:font-size="11pt" style:text-underline-style="none" fo:font-weight="normal" officeooo:rsid="00123443" officeooo:paragraph-rsid="00123443" style:font-size-asian="9.60000038146973pt" style:font-weight-asian="normal" style:font-size-complex="11pt" style:font-weight-complex="normal"/>
    </style:style>
    <style:style style:name="P21" style:family="paragraph" style:parent-style-name="Standard" style:list-style-name="L10">
      <style:paragraph-properties fo:text-align="start" style:justify-single-word="false"/>
      <style:text-properties fo:color="#1c1c1c" style:font-name="Droid Sans" fo:font-size="11pt" style:text-underline-style="none" fo:font-weight="normal" officeooo:rsid="00141802" officeooo:paragraph-rsid="00141802" style:font-size-asian="9.60000038146973pt" style:font-weight-asian="normal" style:font-size-complex="11pt" style:font-weight-complex="normal"/>
    </style:style>
    <style:style style:name="P22" style:family="paragraph" style:parent-style-name="Standard" style:list-style-name="L10">
      <style:paragraph-properties fo:text-align="start" style:justify-single-word="false"/>
      <style:text-properties fo:color="#1c1c1c" style:font-name="Droid Sans" fo:font-size="11pt" style:text-underline-style="none" fo:font-weight="normal" officeooo:rsid="00156e1e" officeooo:paragraph-rsid="00156e1e"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fo:color="#1c1c1c" style:font-name="Droid Sans" fo:font-size="11pt" style:text-underline-style="none" fo:font-weight="normal" officeooo:rsid="00156e1e" officeooo:paragraph-rsid="00156e1e" style:font-size-asian="9.60000038146973pt" style:font-weight-asian="normal" style:font-size-complex="11pt" style:font-weight-complex="normal"/>
    </style:style>
    <style:style style:name="P24" style:family="paragraph" style:parent-style-name="Standard" style:list-style-name="L11">
      <style:paragraph-properties fo:text-align="start" style:justify-single-word="false"/>
      <style:text-properties fo:color="#1c1c1c" style:font-name="Droid Sans" fo:font-size="11pt" style:text-underline-style="none" fo:font-weight="normal" officeooo:rsid="0016d72a" officeooo:paragraph-rsid="0016d72a" style:font-size-asian="9.60000038146973pt" style:font-weight-asian="normal" style:font-size-complex="11pt" style:font-weight-complex="normal"/>
    </style:style>
    <style:style style:name="P25" style:family="paragraph" style:parent-style-name="Standard" style:list-style-name="L11">
      <style:paragraph-properties fo:text-align="start" style:justify-single-word="false"/>
      <style:text-properties fo:color="#1c1c1c" style:font-name="Droid Sans" fo:font-size="11pt" style:text-underline-style="none" fo:font-weight="normal" officeooo:rsid="001847eb" officeooo:paragraph-rsid="001847eb"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fo:color="#1c1c1c" style:font-name="Droid Sans" fo:font-size="11pt" style:text-underline-style="none" fo:font-weight="normal" officeooo:rsid="00223e76" officeooo:paragraph-rsid="00223e76" style:font-size-asian="9.60000038146973pt" style:font-weight-asian="normal" style:font-size-complex="11pt" style:font-weight-complex="normal"/>
    </style:style>
    <style:style style:name="P27" style:family="paragraph" style:parent-style-name="Standard" style:list-style-name="L12">
      <style:paragraph-properties fo:text-align="start" style:justify-single-word="false"/>
      <style:text-properties fo:color="#1c1c1c" style:font-name="Droid Sans" fo:font-size="11pt" style:text-underline-style="none" fo:font-weight="normal" officeooo:rsid="00223e76" officeooo:paragraph-rsid="00223e76"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fo:color="#1c1c1c" style:font-name="Droid Sans" fo:font-size="11pt" style:text-underline-style="none" fo:font-weight="normal" officeooo:rsid="00256452" officeooo:paragraph-rsid="00256452"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color="#1c1c1c" style:font-name="Droid Sans" fo:font-size="11pt" style:text-underline-style="none" fo:font-weight="normal" officeooo:rsid="0025ca02" officeooo:paragraph-rsid="0025ca02"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fo:color="#1c1c1c" style:font-name="Droid Sans" fo:font-size="11pt" style:text-underline-style="none" fo:font-weight="normal" officeooo:rsid="0027c0a9" officeooo:paragraph-rsid="002987f5"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fo:color="#1c1c1c" style:font-name="Droid Sans" fo:font-size="11pt" style:text-underline-style="none" fo:font-weight="bold" officeooo:rsid="00141802" officeooo:paragraph-rsid="00141802" style:font-size-asian="11pt" style:font-weight-asian="bold" style:font-size-complex="11pt" style:font-weight-complex="bold"/>
    </style:style>
    <style:style style:name="P32" style:family="paragraph" style:parent-style-name="Standard">
      <style:paragraph-properties fo:text-align="start" style:justify-single-word="false"/>
      <style:text-properties fo:color="#1c1c1c" style:font-name="Droid Sans" fo:font-size="11pt" style:text-underline-style="none" fo:font-weight="bold" officeooo:rsid="0019de6f" officeooo:paragraph-rsid="0019de6f" style:font-size-asian="11pt" style:font-weight-asian="bold" style:font-size-complex="11pt" style:font-weight-complex="bold"/>
    </style:style>
    <style:style style:name="P33" style:family="paragraph" style:parent-style-name="Standard">
      <style:paragraph-properties fo:text-align="start" style:justify-single-word="false"/>
      <style:text-properties fo:color="#1c1c1c" style:font-name="Droid Sans" fo:font-size="11pt" style:text-underline-style="none" fo:font-weight="bold" officeooo:rsid="0027c0a9" officeooo:paragraph-rsid="002987f5" style:font-size-asian="9.60000038146973pt" style:font-weight-asian="bold" style:font-size-complex="11pt" style:font-weight-complex="bold"/>
    </style:style>
    <style:style style:name="P34"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normal" officeooo:rsid="000861f3" officeooo:paragraph-rsid="0006a2e3" style:font-size-asian="9.60000038146973pt" style:font-weight-asian="normal" style:font-size-complex="11pt" style:font-weight-complex="normal"/>
    </style:style>
    <style:style style:name="P35" style:family="paragraph" style:parent-style-name="Standard">
      <style:paragraph-properties fo:text-align="start" style:justify-single-word="false" fo:break-before="page"/>
      <style:text-properties fo:color="#1c1c1c" style:font-name="Droid Sans" fo:font-size="11pt" style:text-underline-style="none" fo:font-weight="normal" officeooo:rsid="00223e76" officeooo:paragraph-rsid="00223e76" style:font-size-asian="9.60000038146973pt" style:font-weight-asian="normal" style:font-size-complex="11pt" style:font-weight-complex="normal"/>
    </style:style>
    <style:style style:name="P36" style:family="paragraph">
      <style:paragraph-properties fo:text-align="center"/>
    </style:style>
    <style:style style:name="P37" style:family="paragraph">
      <style:paragraph-properties fo:text-align="end"/>
      <style:text-properties style:font-name="Droid Sans" fo:font-size="32pt" fo:font-weight="bold" style:font-size-asian="32pt" style:font-weight-asian="bold" style:font-size-complex="32pt" style:font-weight-complex="bold"/>
    </style:style>
    <style:style style:name="P38" style:family="paragraph">
      <style:paragraph-properties fo:text-align="center"/>
      <style:text-properties fo:color="#1c1c1c" style:font-name="Droid Sans" fo:font-size="32pt" fo:font-weight="bold" style:font-size-asian="32pt" style:font-weight-asian="bold" style:font-size-complex="32pt" style:font-weight-complex="600"/>
    </style:style>
    <style:style style:name="P39" style:family="paragraph">
      <style:paragraph-properties fo:text-align="center"/>
      <style:text-properties style:font-name="Droid Sans" fo:font-weight="bold" style:font-weight-asian="bold" style:font-weight-complex="bold"/>
    </style:style>
    <style:style style:name="T1" style:family="text">
      <style:text-properties officeooo:rsid="0102220f"/>
    </style:style>
    <style:style style:name="T2" style:family="text">
      <style:text-properties officeooo:rsid="0102c23b"/>
    </style:style>
    <style:style style:name="T3" style:family="text">
      <style:text-properties officeooo:rsid="000bf383"/>
    </style:style>
    <style:style style:name="T4" style:family="text">
      <style:text-properties officeooo:rsid="000d9957"/>
    </style:style>
    <style:style style:name="T5" style:family="text">
      <style:text-properties officeooo:rsid="001059e7"/>
    </style:style>
    <style:style style:name="T6" style:family="text">
      <style:text-properties fo:color="#00cc00"/>
    </style:style>
    <style:style style:name="T7" style:family="text">
      <style:text-properties fo:color="#00cc00" officeooo:rsid="00278603"/>
    </style:style>
    <style:style style:name="T8" style:family="text">
      <style:text-properties fo:color="#00cc00" officeooo:rsid="002c97a0"/>
    </style:style>
    <style:style style:name="T9" style:family="text">
      <style:text-properties style:text-underline-style="solid" style:text-underline-width="auto" style:text-underline-color="font-color"/>
    </style:style>
    <style:style style:name="T10" style:family="text">
      <style:text-properties officeooo:rsid="00156e1e"/>
    </style:style>
    <style:style style:name="T11" style:family="text">
      <style:text-properties fo:color="#000000"/>
    </style:style>
    <style:style style:name="T12" style:family="text">
      <style:text-properties fo:color="#000000" officeooo:rsid="00156e1e"/>
    </style:style>
    <style:style style:name="T13" style:family="text">
      <style:text-properties fo:color="#000000" officeooo:rsid="002c97a0"/>
    </style:style>
    <style:style style:name="T14" style:family="text">
      <style:text-properties officeooo:rsid="0016d72a"/>
    </style:style>
    <style:style style:name="T15" style:family="text">
      <style:text-properties officeooo:rsid="00196bfb"/>
    </style:style>
    <style:style style:name="T16" style:family="text">
      <style:text-properties officeooo:rsid="001bb0a9"/>
    </style:style>
    <style:style style:name="T17" style:family="text">
      <style:text-properties fo:color="#ff3333"/>
    </style:style>
    <style:style style:name="T18" style:family="text">
      <style:text-properties fo:color="#ff3333" officeooo:rsid="001bb0a9"/>
    </style:style>
    <style:style style:name="T19" style:family="text">
      <style:text-properties fo:color="#ff3333" officeooo:rsid="001059e7"/>
    </style:style>
    <style:style style:name="T20" style:family="text">
      <style:text-properties officeooo:rsid="001fa9de"/>
    </style:style>
    <style:style style:name="T21" style:family="text">
      <style:text-properties officeooo:rsid="00212562"/>
    </style:style>
    <style:style style:name="T22" style:family="text">
      <style:text-properties style:text-position="super 58%"/>
    </style:style>
    <style:style style:name="T23" style:family="text">
      <style:text-properties style:text-position="0% 100%"/>
    </style:style>
    <style:style style:name="T24" style:family="text">
      <style:text-properties fo:font-weight="bold" style:font-weight-asian="bold" style:font-weight-complex="bold"/>
    </style:style>
    <style:style style:name="T25" style:family="text">
      <style:text-properties fo:font-weight="bold" officeooo:rsid="00299a81" style:font-weight-asian="bold" style:font-weight-complex="bold"/>
    </style:style>
    <style:style style:name="T26" style:family="text">
      <style:text-properties officeooo:rsid="0025ca02"/>
    </style:style>
    <style:style style:name="T27" style:family="text">
      <style:text-properties officeooo:rsid="00272e81"/>
    </style:style>
    <style:style style:name="T28" style:family="text">
      <style:text-properties officeooo:rsid="00278603"/>
    </style:style>
    <style:style style:name="T29" style:family="text">
      <style:text-properties officeooo:rsid="002987f5"/>
    </style:style>
    <style:style style:name="T30" style:family="text">
      <style:text-properties fo:font-weight="normal" officeooo:rsid="002987f5" style:font-weight-asian="normal" style:font-weight-complex="normal"/>
    </style:style>
    <style:style style:name="T31" style:family="text">
      <style:text-properties officeooo:rsid="00299a81"/>
    </style:style>
    <style:style style:name="T32" style:family="text">
      <style:text-properties officeooo:rsid="002c97a0"/>
    </style:style>
    <style:style style:name="T33" style:family="text">
      <style:text-properties style:font-name="Droid Sans" fo:font-size="32pt" fo:font-weight="bold" style:font-size-asian="32pt" style:font-weight-asian="bold" style:font-size-complex="32pt" style:font-weight-complex="bold"/>
    </style:style>
    <style:style style:name="T34" style:family="text">
      <style:text-properties fo:color="#ffffff" style:font-name="Droid Sans" fo:font-size="32pt" fo:font-weight="bold" style:font-size-asian="32pt" style:font-weight-asian="bold" style:font-size-complex="32pt" style:font-weight-complex="bold"/>
    </style:style>
    <style:style style:name="T35" style:family="text">
      <style:text-properties fo:color="#ffffff" style:font-name="Droid Sans" fo:font-size="16pt" fo:font-weight="bold" style:font-size-asian="16pt" style:font-weight-asian="bold" style:font-size-complex="16pt" style:font-weight-complex="bold"/>
    </style:style>
    <style:style style:name="T36" style:family="text">
      <style:text-properties fo:color="#1c1c1c" style:font-name="Droid Sans" fo:font-size="32pt" fo:font-weight="bold" style:font-size-asian="32pt" style:font-weight-asian="bold" style:font-size-complex="32pt" style:font-weight-complex="600"/>
    </style:style>
    <style:style style:name="T37" style:family="text">
      <style:text-properties style:font-name="Droid San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ed_20__28_var_29_" svg:stroke-width="0.011cm" svg:stroke-color="#1c1c1c" draw:marker-start-width="0.369cm" draw:marker-end-width="0.369cm" draw:fill="solid" draw:fill-color="#eeeeee"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333333" draw:fill="solid" draw:fill-color="#0084d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dddddd" draw:opacity="20%" draw:textarea-horizontal-align="center" draw:textarea-vertical-align="middle" draw:shadow-opacity="20%"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solid" svg:stroke-color="#dddddd" draw:fill="solid" draw:fill-color="#eeeeee" draw:opacity="20%" draw:textarea-horizontal-align="center" draw:textarea-vertical-align="middle" draw:shadow-opacity="20%"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dddddd" draw:opacity="20%" draw:textarea-horizontal-align="justify" draw:textarea-vertical-align="middle" draw:auto-grow-height="false" draw:shadow-opacity="2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solid" svg:stroke-color="#dddddd" draw:fill="solid" draw:fill-color="#eeeeee"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draw:stroke="none" svg:stroke-color="#000000" draw:fill="none" draw:fill-color="#ffffff" fo:min-height="2.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333333" draw:marker-start-width="0.427cm" draw:marker-end-width="0.427cm" draw:fill="solid" draw:fill-color="#eeeee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2" draw:style-name="gr3" draw:text-style-name="P38" svg:width="21.002cm" svg:height="6.002cm" svg:x="0cm" svg:y="6.001cm">
        <text:p/>
      </draw:rect>
      <draw:rect text:anchor-type="page" text:anchor-page-number="1" draw:z-index="3" draw:style-name="gr4" draw:text-style-name="P36" svg:width="21.002cm" svg:height="2.001cm" svg:x="0cm" svg:y="0cm">
        <text:p/>
      </draw:rect>
      <draw:custom-shape text:anchor-type="page" text:anchor-page-number="1" draw:z-index="4" draw:style-name="gr5"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5" draw:style-name="gr5"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6" draw:style-name="gr5"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7" draw:style-name="gr5"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8" draw:style-name="gr5"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9" draw:style-name="gr5"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1" draw:z-index="10" draw:style-name="gr6" draw:text-style-name="P36" svg:width="21.002cm" svg:height="2.001cm" svg:x="0cm" svg:y="27.7cm">
        <text:p/>
      </draw:rect>
      <draw:custom-shape text:anchor-type="page" text:anchor-page-number="1" draw:z-index="11" draw:style-name="gr5"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2" draw:style-name="gr5"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3" draw:style-name="gr5"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4" draw:style-name="gr5"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5" draw:style-name="gr5"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6" draw:style-name="gr5"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7" draw:style-name="gr5" svg:width="1.893cm" svg:height="1.895cm" svg:x="11.326cm" svg:y="8.842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8" draw:style-name="gr5" svg:width="1.893cm" svg:height="1.895cm" svg:x="9.433cm" svg:y="8.842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9" draw:style-name="gr5" svg:width="1.893cm" svg:height="1.895cm" svg:x="7.541cm" svg:y="8.842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20" draw:style-name="gr5" svg:width="1.893cm" svg:height="1.895cm" svg:x="7.541cm" svg:y="6.948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21" draw:style-name="gr5" svg:width="1.893cm" svg:height="1.895cm" svg:x="9.433cm" svg:y="6.948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22" draw:style-name="gr5" svg:width="1.893cm" svg:height="1.895cm" svg:x="11.326cm" svg:y="6.948cm">
        <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2" draw:z-index="24" draw:style-name="gr6" draw:text-style-name="P36" svg:width="21.002cm" svg:height="2.001cm" svg:x="0cm" svg:y="27.7cm">
        <text:p/>
      </draw:rect>
      <draw:rect text:anchor-type="page" text:anchor-page-number="2" draw:z-index="25" draw:style-name="gr4" draw:text-style-name="P36" svg:width="21.002cm" svg:height="2.001cm" svg:x="0cm" svg:y="0cm">
        <text:p/>
      </draw:rect>
      <draw:rect text:anchor-type="page" text:anchor-page-number="3" draw:z-index="31" draw:style-name="gr6" draw:text-style-name="P36" svg:width="21.002cm" svg:height="2.001cm" svg:x="0cm" svg:y="27.7cm">
        <text:p/>
      </draw:rect>
      <draw:rect text:anchor-type="page" text:anchor-page-number="3" draw:z-index="32" draw:style-name="gr4" draw:text-style-name="P36" svg:width="21.002cm" svg:height="2.001cm" svg:x="0cm" svg:y="0cm">
        <text:p/>
      </draw:rect>
      <text:p text:style-name="P4"/>
      <text:p text:style-name="P5"/>
      <text:p text:style-name="P9">Franck Caron, <text:span text:style-name="T1">Pierre Dechamps</text:span></text:p>
      <text:p text:style-name="P9">M1 GIL</text:p>
      <text:p text:style-name="P6"/>
      <text:p text:style-name="P7"/>
      <text:p text:style-name="P7"/>
      <text:p text:style-name="P7"><draw:frame text:anchor-type="paragraph" draw:z-index="23" draw:style-name="gr7" draw:text-style-name="P38" svg:width="21.002cm" svg:height="2.975cm" svg:x="-2cm" svg:y="0.66cm"><draw:text-box><text:p text:style-name="P36"><text:span text:style-name="T36">Projet de Compilation</text:span></text:p></draw:text-box></draw:frame></text:p>
      <text:p text:style-name="P7"/>
      <text:p text:style-name="P7"/>
      <text:p text:style-name="P8"/>
      <text:p text:style-name="P3"/>
      <text:p text:style-name="P10"/>
      <text:p text:style-name="P11">Introduction</text:p>
      <text:p text:style-name="P2"><text:tab/></text:p>
      <text:p text:style-name="P1"><text:tab/><text:span text:style-name="T2">Ce document a pour but de décrire synthétiquement les structures et grammaires employées, qui nous ont permis de produire ce convertisseur.</text:span><text:line-break/><text:tab/><text:span text:style-name="T3">Ce dernier utilise l'analyseur lexical Lex, et l'analyseur grammatical YACC, pour pouvoir convertir une formule mathématique exprimée en langage LaTeX, en un code MathML utilisable pour l'affichage sur un site quelconque.</text:span></text:p>
      <text:p text:style-name="P1"/>
      <text:p text:style-name="P34"><text:span text:style-name="T4">A cet effet, le programme se décompose en 3 modules principaux :</text:span></text:p>
      <text:p text:style-name="P34"/>
      <text:list xml:id="list1839060650834247997" text:style-name="L9">
        <text:list-item>
          <text:p text:style-name="P16">Le module du modèle de structuration (<text:span text:style-name="T6">bloc.c</text:span>/<text:span text:style-name="T6">bloc.h</text:span>)</text:p>
        </text:list-item>
        <text:list-item>
          <text:p text:style-name="P16">Le module lexical (<text:span text:style-name="T6">l2m.lex</text:span>)</text:p>
        </text:list-item>
        <text:list-item>
          <text:p text:style-name="P16">Le module grammatical (<text:span text:style-name="T6">l2m.y</text:span>)</text:p>
        </text:list-item>
      </text:list>
      <text:p text:style-name="P17"/>
      <text:p text:style-name="P17"/>
      <text:p text:style-name="P17"/>
      <text:p text:style-name="P12">Structuration</text:p>
      <text:p text:style-name="P18"><text:span text:style-name="T5"><text:tab/>Le principe du programme étant de fournir du code MathML (basé sur des balises HTML), il nous a semblé intéressant d'opter pour une structure qui permettrait de simuler une arborescence de blocs. De cette manière, il nous suffirait qu'à simplement imbriquer correctement des blocs afin de pouvoir produire le code final via un simple procédé récursif.</text:span></text:p>
      <text:p text:style-name="P18"/>
      <text:p text:style-name="P20"><text:span text:style-name="T9">On définit ainsi le type bloc.</text:span> (<text:span text:style-name="T16">type </text:span><text:span text:style-name="T18">bloc_t</text:span><text:span text:style-name="T16">, </text:span>cf <text:span text:style-name="T6">bloc.h</text:span><text:span text:style-name="T11"> </text:span><text:span text:style-name="T12">pour la structure interne</text:span>)</text:p>
      <text:p text:style-name="P20"/>
      <text:p text:style-name="P20"><text:span text:style-name="T10">Son contenu, une fois converti </text:span>peut se représenter de la manière suivante :</text:p>
      <text:p text:style-name="P20"/>
      <text:p text:style-name="P20"><draw:rect text:anchor-type="paragraph" draw:z-index="0" draw:style-name="gr1" draw:text-style-name="P36" svg:width="18.257cm" svg:height="3.573cm" svg:x="0.025cm" svg:y="0.194cm"><text:p/></draw:rect></text:p>
      <text:p text:style-name="P20"><draw:rect text:anchor-type="paragraph" draw:z-index="1" draw:style-name="gr2" draw:text-style-name="P37" svg:width="7.991cm" svg:height="3.043cm" svg:x="3.729cm" svg:y="0.034cm"><text:p text:style-name="P37"><text:span text:style-name="T33"><text:s text:c="16"/></text:span><text:span text:style-name="T34">…</text:span></text:p><text:p text:style-name="P37"><text:span text:style-name="T35">list</text:span></text:p></draw:rect><draw:rect text:anchor-type="paragraph" draw:z-index="26" draw:style-name="gr8" draw:text-style-name="P39" svg:width="3.001cm" svg:height="2.991cm" svg:x="0.34cm" svg:y="0.086cm"><text:p text:style-name="P39"><text:span text:style-name="T37">&lt;name&gt;</text:span></text:p></draw:rect><draw:rect text:anchor-type="paragraph" draw:z-index="28" draw:style-name="gr8" draw:text-style-name="P39" svg:width="2.26cm" svg:height="2.964cm" svg:x="12cm" svg:y="0.086cm"><text:p text:style-name="P39"><text:span text:style-name="T37">text</text:span></text:p></draw:rect><draw:rect text:anchor-type="paragraph" draw:z-index="29" draw:style-name="gr8" draw:text-style-name="P39" svg:width="3.001cm" svg:height="2.938cm" svg:x="14.55cm" svg:y="0.113cm"><text:p text:style-name="P39"><text:span text:style-name="T37">&lt;/name&gt;</text:span></text:p></draw:rect></text:p>
      <text:p text:style-name="P1"><draw:rect text:anchor-type="paragraph" draw:z-index="27" draw:style-name="gr8" draw:text-style-name="P39" svg:width="2.2cm" svg:height="2.17cm" svg:x="4.001cm" svg:y="0cm"><text:p text:style-name="P39"><text:span text:style-name="T37">Sous-Bloc</text:span></text:p></draw:rect><draw:rect text:anchor-type="paragraph" draw:z-index="30" draw:style-name="gr8" draw:text-style-name="P39" svg:width="2.2cm" svg:height="2.17cm" svg:x="6.5cm" svg:y="0cm"><text:p text:style-name="P39"><text:span text:style-name="T37">Sous-Bloc</text:span></text:p></draw:rect></text:p>
      <text:p text:style-name="P1"/>
      <text:p text:style-name="P1"/>
      <text:p text:style-name="P1"/>
      <text:p text:style-name="P1"/>
      <text:p text:style-name="P1"/>
      <text:p text:style-name="P1"/>
      <text:p text:style-name="P1"/>
      <text:p text:style-name="P31">Attributs</text:p>
      <text:list xml:id="list8452399432033595587" text:style-name="L10">
        <text:list-item>
          <text:p text:style-name="P21">name : <text:span text:style-name="T10">Définit le nom de la balise qui sera utilisé par MathML pour afficher cet élément.</text:span></text:p>
        </text:list-item>
        <text:list-item>
          <text:p text:style-name="P22">List : La liste des blocs contenus par ce bloc, permet de créer le phénomène d'arborescence.</text:p>
        </text:list-item>
        <text:list-item>
          <text:p text:style-name="P22">Text : Le texte de fin de bloc, permet d'ajouter un contenu texte supplémentaire avant la balise de fermeture du bloc.</text:p>
        </text:list-item>
      </text:list>
      <text:p text:style-name="P23"/>
      <text:p text:style-name="P23">Cette structure assez souple permet d'être utilisable <text:span text:style-name="T14">pour chacune des expressions LaTeX à implanter. On notera 3 types d'utilisations notables utilisées ici :</text:span></text:p>
      <text:list xml:id="list6534646199096484699" text:style-name="L11">
        <text:list-item>
          <text:p text:style-name="P24"><text:span text:style-name="T9">Le conteneur :</text:span> On ne définit que le nom et les sous-blocs, parfait pour la plupart des expressions complexes (frac, sum, sqrt, … )</text:p>
        </text:list-item>
        <text:list-item>
          <text:p text:style-name="P24"><text:span text:style-name="T9">Le contenu :</text:span> On ne définit que le nom et le texte, ce qui nous permet de modéliser tous les éléments terminaux (balises mi, mn et mo).</text:p>
        </text:list-item>
        <text:list-item>
          <text:p text:style-name="P25"><text:span text:style-name="T9">Le bloc vide :</text:span> Seule la liste de sous-blocs est défini<text:span text:style-name="T15">e</text:span>, <text:span text:style-name="T20">ce qui </text:span>simule l<text:span text:style-name="T20">a</text:span> concaténation de<text:span text:style-name="T21">s chaînes représentant</text:span> <text:span text:style-name="T20">plusieurs </text:span>blocs.</text:p>
        </text:list-item>
      </text:list>
      <text:p text:style-name="P35"/>
      <text:p text:style-name="P26">Ainsi, on définit les différentes primitives qui nous seront nécessaires pour l'exploitation de la formule MathML :</text:p>
      <text:list xml:id="list435328825817063340" text:style-name="L12">
        <text:list-item>
          <text:p text:style-name="P27"><text:span text:style-name="T24">new_bloc : </text:span>Crée un nouveau bloc avec le nom et le texte fournis en paramètres. Ces paramètres sont optionnels, et ne seront pas pris en compte s'il ne sont pas définis.</text:p>
        </text:list-item>
        <text:list-item>
          <text:p text:style-name="P27"><text:span text:style-name="T24">empty_bloc : </text:span>Crée un nouveau bloc vide.</text:p>
        </text:list-item>
        <text:list-item>
          <text:p text:style-name="P27"><text:span text:style-name="T24">add_bloc :</text:span> Rajoute le 1<text:span text:style-name="T22">er</text:span> bloc, dans le contenu du 2è bloc, permet de construire l'arborescence des blocs.</text:p>
        </text:list-item>
        <text:list-item>
          <text:p text:style-name="P27"><text:span text:style-name="T24">consume_bloc :</text:span> Détruit le bloc tout en construisant la chaîne de caractères représentant le code MathML produit.</text:p>
        </text:list-item>
      </text:list>
      <text:p text:style-name="P26"/>
      <text:p text:style-name="P28">En exploitant le type de retour des expressions grammaticales et en gérant correctement les actions associées aux règles, cette structure permettra de construire simplement le code associé à la formule.</text:p>
      <text:p text:style-name="P32"/>
      <text:p text:style-name="P32"/>
      <text:p text:style-name="P32"/>
      <text:p text:style-name="P13">Traitement</text:p>
      <text:p text:style-name="P19"><text:span text:style-name="T5"><text:tab/>Tout d'abord, on redéfinit le type </text:span><text:span text:style-name="T19">YYSTYPE</text:span><text:span text:style-name="T5">, afin de pouvoir manipuler des blocs lors du traitement des expressions (type </text:span><text:span text:style-name="T19">bloc_t *</text:span><text:span text:style-name="T5">).</text:span></text:p>
      <text:p text:style-name="P19"><text:tab/></text:p>
      <text:p text:style-name="P26">On <text:span text:style-name="T26">définit</text:span> ensuite dans la partie <text:span text:style-name="T26">C, des fonction utilitaires qui permettront des simplifier la syntaxe des actions.</text:span></text:p>
      <text:p text:style-name="P29">Le principe est de définir une fonction de la forme <text:span text:style-name="T17">new_blocX(args)</text:span>, qui va créer un bloc de nom X, avec comme sous-blocs, <text:span text:style-name="T27">ceux entrés en argument</text:span>.</text:p>
      <text:p text:style-name="P29"/>
      <text:p text:style-name="P29"><text:tab/><text:span text:style-name="T28">L'ensemble des terminaux est alors défini dans le fichier </text:span><text:span text:style-name="T7">l2m.lex</text:span><text:span text:style-name="T28">, avec une condition particulière : Si le terminal correspond à un opérateur, un nom de variable, ou bien un nombre, nous allons alors retourner par la variable yylval, le bloc correspondant à son contenu (avec le bon nom de balise).</text:span></text:p>
      <text:p text:style-name="P29"/>
      <text:p text:style-name="P29"><text:tab/><text:span text:style-name="T32">La construction de l'arborescence se fait alors au fur et à mesure des actions engendrées par les règles grammaticales de </text:span><text:span text:style-name="T8">l2m.y</text:span><text:span text:style-name="T13">.</text:span></text:p>
      <text:p text:style-name="P29"><text:tab/><text:span text:style-name="T32">A la fin de l'analyse, le bloc contenant l'intégralité de l'arborescence sera consumé, et le code MathML sera alors renvoyé sur la sortie standard.</text:span></text:p>
      <text:p text:style-name="P29"/>
      <text:p text:style-name="P29"/>
      <text:p text:style-name="P29"/>
      <text:p text:style-name="P14">Utilisation</text:p>
      <text:p text:style-name="P33"><text:tab/><text:span text:style-name="T30">Afin d'utiliser l'analyseur, vous devez tout d'abord le construire à l'aide de la commande make. Pour cela, il suffit d'ouvrir un terminal dans le répertoire du projet et d'y entrer la commande. </text:span></text:p>
      <text:p text:style-name="P33"><text:span text:style-name="T30"/></text:p>
      <text:p text:style-name="P30"><text:span text:style-name="T29"><text:tab/>Une fois construit, vous pourrez utiliser l'analyseur au moyen de la commande</text:span></text:p>
      <text:p text:style-name="P30"><text:span text:style-name="T24">./</text:span><text:span text:style-name="T25">l2m « formule »</text:span><text:span text:style-name="T31">, où formule représente la formule mathématique à convertir sans les caractères « $ » de début et fin de formu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19:55:17.959266266</meta:creation-date>
    <dc:date>2017-01-04T11:44:05.920524105</dc:date>
    <meta:editing-duration>PT53M21S</meta:editing-duration>
    <meta:editing-cycles>42</meta:editing-cycles>
    <meta:generator>LibreOffice/4.2.8.2$Linux_X86_64 LibreOffice_project/420m0$Build-2</meta:generator>
    <meta:document-statistic meta:table-count="0" meta:image-count="0" meta:object-count="0" meta:page-count="3" meta:paragraph-count="39" meta:word-count="683" meta:character-count="4116" meta:non-whitespace-character-count="3471"/>
  </office:meta>
</office:document-meta>
</file>